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ting Started:</text:p>
      <text:p text:style-name="Standard">We discussed the components of a game called Alak for what will be our first big project in class today. I think I want to stick with an MVC model and will try to do some internationalization just to get in good habits. I guess user input is not required, but I think it would be lame to make a game that takes no user input so I will work on doing that also.</text:p>
      <text:p text:style-name="Standard"/>
      <text:p text:style-name="P1">Going Going:</text:p>
      <text:p text:style-name="Standard">I've done some diagramming and figured out my classes. Time to start coding.</text:p>
      <text:p text:style-name="Standard"/>
      <text:p text:style-name="P1">Coding:</text:p>
      <text:p text:style-name="Standard">I've got a basic game coded. It's not quite runnable yet, but I'm wondering if my use of sub-controllers to control the model components is overkill. Need to ask Dr. Todd about this.</text:p>
      <text:p text:style-name="Standard"/>
      <text:p text:style-name="P1">Changing Directions:</text:p>
      <text:p text:style-name="Standard">Talked to Dr. Todd, he stated the most MVC models use a single controller and agreed that the sub-controllers were overkill and adding unnecessary complexity.</text:p>
      <text:p text:style-name="Standard"/>
      <text:p text:style-name="P1">In a Hurry:</text:p>
      <text:p text:style-name="Standard">Ah! The deadline is coming up for this project and so I've been working fast. However, I've finally got a working version of the game with all the features I wanted to put in (user input, internationalization).</text:p>
      <text:p text:style-name="Standard"/>
      <text:p text:style-name="P1">Guess I have more Time:</text:p>
      <text:p text:style-name="Standard">Only the first version was due, not the final, so I had more time then I thought. I still need to do unit testing and javadocs.</text:p>
      <text:p text:style-name="Standard"/>
      <text:p text:style-name="P1">Frustrating:</text:p>
      <text:p text:style-name="Standard">I've created tests using the javadocs for the Player and Gameboard model components, however, I don't know how to test methods that ask for user input or methods that contain loops which call methods that ask for user input. Since a large portion of my methods are of these cases, this is quite frustrating. I've looked in the book for answers, however, it does not revisit testing after getting into user input and tui's. The book only covers the basics (which I understand) and doesn't not cover testing more practical and advanced methods like I have.</text:p>
      <text:p text:style-name="Standard"/>
      <text:p text:style-name="Standard">I've decided just to turn in the project with what I have and Dr. Todd can talk about the issues I've run into in class if he feels it's impor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siah Bubna</meta:initial-creator>
    <meta:creation-date>2009-11-28T20:50:12.34</meta:creation-date>
    <dc:date>2009-11-28T21:24:57.75</dc:date>
    <dc:creator>Josiah Bubna</dc:creator>
    <meta:editing-duration>PT00H03M22S</meta:editing-duration>
    <meta:editing-cycles>2</meta:editing-cycles>
    <meta:generator>OpenOffice.org/3.1$Win32 OpenOffice.org_project/310m19$Build-9420</meta:generator>
    <meta:document-statistic meta:table-count="0" meta:image-count="0" meta:object-count="0" meta:page-count="1" meta:paragraph-count="15" meta:word-count="350" meta:character-count="1914"/>
  </office:meta>
</office:document-meta>
</file>